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ch Operations: Improves Resource Mgmt. [Business Acumen] </text:p>
      <text:p text:style-name="Standard">Measurement :</text:p>
      <text:p text:style-name="Standard">Level 3</text:p>
      <text:p text:style-name="Standard">Quality Management</text:p>
      <text:p text:style-name="Standard"/>
      <text:p text:style-name="Standard">Quality of outputs meets standards</text:p>
      <text:p text:style-name="Standard"/>
      <text:p text:style-name="Standard">Understands how to analyze and improve processes</text:p>
      <text:p text:style-name="Standard"/>
      <text:p text:style-name="Standard">Practices quality control techniques</text:p>
      <text:p text:style-name="Standard"/>
      <text:p text:style-name="Standard">Managing Money</text:p>
      <text:p text:style-name="Standard"/>
      <text:p text:style-name="Standard">Seeks out cost-effective options</text:p>
      <text:p text:style-name="Standard"/>
      <text:p text:style-name="Standard">Responds in a timely way to expenditure queries</text:p>
      <text:p text:style-name="Standard"/>
      <text:p text:style-name="Standard">Stays within budget except for emergency situations</text:p>
      <text:p text:style-name="Standard"/>
      <text:p text:style-name="Standard">Data</text:p>
      <text:p text:style-name="Standard"><text:soft-page-break/></text:p>
      <text:p text:style-name="Standard">Obtains accurate data </text:p>
      <text:p text:style-name="Standard"/>
      <text:p text:style-name="Standard">Keeps data sources up to date manually</text:p>
      <text:p text:style-name="Standard"/>
      <text:p text:style-name="Standard">Resource Use</text:p>
      <text:p text:style-name="Standard"/>
      <text:p text:style-name="Standard">Helps keep the team within existing resources</text:p>
      <text:p text:style-name="Standard"/>
      <text:p text:style-name="Standard">Don’t increase resource use without sufficient consultation</text:p>
      <text:p text:style-name="Standard"/>
      <text:p text:style-name="Standard">Analytic Skills</text:p>
      <text:p text:style-name="Standard"/>
      <text:p text:style-name="Standard">Detail-oriented without losing sight of the bigger picture</text:p>
      <text:p text:style-name="Standard"/>
      <text:p text:style-name="Standard">Analyzes data and makes appropriate recommendations</text:p>
      <text:p text:style-name="Standard"/>
      <text:p text:style-name="Standard">Uses existing data to make decisions</text:p>
      <text:p text:style-name="Standard"/>
      <text:p text:style-name="Standard">Feedback</text:p>
      <text:p text:style-name="Standard"/>
      <text:p text:style-name="Standard"><text:soft-page-break/>Consistently incorporates feedback that is given</text:p>
      <text:p text:style-name="Standard"/>
      <text:p text:style-name="Standard"><text:s/></text:p>
      <text:p text:style-name="Standard">Level 4</text:p>
      <text:p text:style-name="Standard">Quality Management</text:p>
      <text:p text:style-name="Standard"/>
      <text:p text:style-name="Standard">Rarely loses focus on quality</text:p>
      <text:p text:style-name="Standard"/>
      <text:p text:style-name="Standard">Continuous improvement is a constant focus</text:p>
      <text:p text:style-name="Standard"/>
      <text:p text:style-name="Standard">Finds and shares information and resources to help improve work</text:p>
      <text:p text:style-name="Standard"/>
      <text:p text:style-name="Standard">Managing Money</text:p>
      <text:p text:style-name="Standard"/>
      <text:p text:style-name="Standard">Has developed new lower-cost methods now used in organization</text:p>
      <text:p text:style-name="Standard"/>
      <text:p text:style-name="Standard">Data</text:p>
      <text:p text:style-name="Standard"/>
      <text:p text:style-name="Standard">Creates reports from data</text:p>
      <text:p text:style-name="Standard"/>
      <text:p text:style-name="Standard">Resource Use</text:p>
      <text:p text:style-name="Standard"><text:soft-page-break/></text:p>
      <text:p text:style-name="Standard">Increased the Tech Portfolio’s use of data in day-to-day operations in at least one way</text:p>
      <text:p text:style-name="Standard"/>
      <text:p text:style-name="Standard">Analytic Skills</text:p>
      <text:p text:style-name="Standard"/>
      <text:p text:style-name="Standard">Consistently anticipates when and what additional resources may be needed</text:p>
      <text:p text:style-name="Standard"/>
      <text:p text:style-name="Standard">Feedback</text:p>
      <text:p text:style-name="Standard"/>
      <text:p text:style-name="Standard">Suggests/finds ways to save money and resources</text:p>
      <text:p text:style-name="Standard"/>
      <text:p text:style-name="Standard"><text:s/></text:p>
      <text:p text:style-name="Standard"/>
      <text:p text:style-name="Standard">Level 5</text:p>
      <text:p text:style-name="Standard">Quality Management</text:p>
      <text:p text:style-name="Standard"/>
      <text:p text:style-name="Standard">Never loses focus on quality</text:p>
      <text:p text:style-name="Standard"/>
      <text:p text:style-name="Standard">Conscientiously practices continuous improvement of processes</text:p>
      <text:p text:style-name="Standard"/>
      <text:p text:style-name="Standard">Developed training course that resulted in personnel improving processes</text:p>
      <text:p text:style-name="Standard"><text:soft-page-break/></text:p>
      <text:p text:style-name="Standard">Managing Money</text:p>
      <text:p text:style-name="Standard"/>
      <text:p text:style-name="Standard">Frequently suggests ideas to cut costs without sacrificing quality</text:p>
      <text:p text:style-name="Standard"/>
      <text:p text:style-name="Standard">Sets priorities for spending to increase productivity</text:p>
      <text:p text:style-name="Standard"/>
      <text:p text:style-name="Standard">Data</text:p>
      <text:p text:style-name="Standard"/>
      <text:p text:style-name="Standard">Creates dashboards from data</text:p>
      <text:p text:style-name="Standard"/>
      <text:p text:style-name="Standard">Develops solution for data to get updated automatically</text:p>
      <text:p text:style-name="Standard"/>
      <text:p text:style-name="Standard">Resource Use</text:p>
      <text:p text:style-name="Standard"/>
      <text:p text:style-name="Standard">Possesses above-average analytic skills</text:p>
      <text:p text:style-name="Standard"/>
      <text:p text:style-name="Standard">Analysis shows insight</text:p>
      <text:p text:style-name="Standard"/>
      <text:p text:style-name="Standard">Clearly communicates analysis results to others</text:p>
      <text:p text:style-name="Standard"/>
      <text:p text:style-name="Standard"><text:soft-page-break/>Demonstrates understanding of logical errors and avoids them</text:p>
      <text:p text:style-name="Standard"/>
      <text:p text:style-name="Standard">Analytic Skills</text:p>
      <text:p text:style-name="Standard"/>
      <text:p text:style-name="Standard">Demonstrated ability to analyze a situation, plan a solution, and implement effectively</text:p>
      <text:p text:style-name="Standard"/>
      <text:p text:style-name="Standard">Can zero in on the root cause of a problem</text:p>
      <text:p text:style-name="Standard"/>
      <text:p text:style-name="Standard">Not led astray by superficial causes of problems</text:p>
      <text:p text:style-name="Standard"/>
      <text:p text:style-name="Standard">Can perceive relationships in a mass of data</text:p>
      <text:p text:style-name="Standard"/>
      <text:p text:style-name="Standard">Excellent analyst</text:p>
      <text:p text:style-name="Standard"/>
      <text:p text:style-name="Standard">Translates analysis into appropriate actions</text:p>
      <text:p text:style-name="Standard"/>
      <text:p text:style-name="Standard">Communicates analysis results clearly and concisely</text:p>
      <text:p text:style-name="Standard"/>
      <text:p text:style-name="Standard">Feedback</text:p>
      <text:p text:style-name="Standard"/>
      <text:p text:style-name="Standard">Solicits qualitative feedback on themselves and what they are delivering</text:p>
      <text:p text:style-name="Standard"><text:soft-page-break/></text:p>
      <text:p text:style-name="Standard"/>
      <text:p text:style-name="P1">Individual: Strong Engineering Practices [Results Driven] </text:p>
      <text:p text:style-name="Standard">Measurement :</text:p>
      <text:p text:style-name="Standard">Level 3</text:p>
      <text:p text:style-name="Standard">Readily supports the development, testing, and implementation of new and existing systems</text:p>
      <text:p text:style-name="Standard"/>
      <text:p text:style-name="Standard">Consistently abides by change control requirements for application development</text:p>
      <text:p text:style-name="Standard"/>
      <text:p text:style-name="Standard">Responds to users and diagnoses problems in a timely manner</text:p>
      <text:p text:style-name="Standard"/>
      <text:p text:style-name="Standard">Formats code well</text:p>
      <text:p text:style-name="Standard"/>
      <text:p text:style-name="Standard">Debugs their own code well before sending it on</text:p>
      <text:p text:style-name="Standard"/>
      <text:p text:style-name="Standard">Clarifies requirements when needed</text:p>
      <text:p text:style-name="Standard"/>
      <text:p text:style-name="Standard"><text:s/></text:p>
      <text:p text:style-name="Standard"/>
      <text:p text:style-name="Standard">Level 4</text:p>
      <text:p text:style-name="Standard">3 AND</text:p>
      <text:p text:style-name="Standard"/>
      <text:p text:style-name="Standard">Creates readable and well-documented code</text:p>
      <text:p text:style-name="Standard"><text:soft-page-break/></text:p>
      <text:p text:style-name="Standard">Regularly meets with users to gather requirements for project definitions</text:p>
      <text:p text:style-name="Standard"/>
      <text:p text:style-name="Standard">Finds and proactively troubleshoots issues in systems</text:p>
      <text:p text:style-name="Standard"/>
      <text:p text:style-name="Standard">Is able to communicate technical concepts to non-technical audiences well</text:p>
      <text:p text:style-name="Standard"/>
      <text:p text:style-name="Standard"><text:s/></text:p>
      <text:p text:style-name="Standard">Level 5</text:p>
      <text:p text:style-name="Standard">4 AND</text:p>
      <text:p text:style-name="Standard"/>
      <text:p text:style-name="Standard">Drives positive change to system development practices team-wide</text:p>
      <text:p text:style-name="Standard"/>
      <text:p text:style-name="Standard">Others can easily understand and alter their code</text:p>
      <text:p text:style-name="Standard"/>
      <text:p text:style-name="Standard">Instructs and helps other programmers</text:p>
      <text:p text:style-name="Standard"/>
      <text:p text:style-name="Standard">Solicits feedback on own work</text:p>
      <text:p text:style-name="Standard"/>
      <text:p text:style-name="Standard">Finds out-of-the box solutions to technical/system problems</text:p>
      <text:p text:style-name="Standard"/>
      <text:p text:style-name="P1">Tech Ops: Leading Change </text:p>
      <text:p text:style-name="Standard">Measurement :</text:p>
      <text:p text:style-name="Standard">Inspires and motivates people, creates a clear vision and builds alignment to that vision. Works to create a positive impact for the public.</text:p>
      <text:p text:style-name="Standard"/>
      <text:p text:style-name="Standard">Level 1: <text:s/>Unacceptable - Exhibits one or more of the following:</text:p>
      <text:p text:style-name="Standard"/>
      <text:p text:style-name="Standard">Fails to apply expertise to help team make strategic project decisions. Makes decisions outside of established timeframes or decisions require major reconsideration because they are incomplete or inaccurate. Does not consider divisional, agency, or government-wide impact and implications of decisions. Does not consider connections between decisions (personal and/or team) and the potential resulting impact of those decisions on the TTS Programs OR</text:p>
      <text:p text:style-name="Standard">Fails to adapt to change under pressure or challenges encountered. Deficiencies create adverse consequences for the organization or create unacceptable burdens for others OR</text:p>
      <text:p text:style-name="Standard">Repeatedly behaves in ways that increase tension, resistance, or conflict; or that diminish a productive, collaborative environment for colleagues and/or partners. Takes credit for work without sharing credit with other contributors OR</text:p>
      <text:p text:style-name="Standard">Fails to participate in significant operations work, such as note-taking, administrative chores, bridge-building, following up on loose ends, ensuring team processes are followed; creates unacceptable burdens for others</text:p>
      <text:p text:style-name="Standard"><text:s/></text:p>
      <text:p text:style-name="Standard">Level 2: Needs Improvement - Exhibits one or more of the following:</text:p>
      <text:p text:style-name="Standard"/>
      <text:p text:style-name="Standard">Partially participates in making strategic project decisions considering impact</text:p>
      <text:p text:style-name="Standard">Struggles to adapt work under pressure or challenges</text:p>
      <text:p text:style-name="Standard">Minimally collaborates and shares work progress with colleagues</text:p>
      <text:p text:style-name="Standard">Partially participates in operations work like note-taking and administrative tasks</text:p>
      <text:p text:style-name="Standard">Level 3: Fully Acceptable - Exhibits all of the following:</text:p>
      <text:p text:style-name="Standard"/>
      <text:p text:style-name="Standard">Helps colleagues and users understand the value of industry best practices and how to implement them within a government context AND</text:p>
      <text:p text:style-name="Standard">Improvises and adapts to change under pressure and/or in challenging circumstances AND</text:p>
      <text:p text:style-name="Standard"><text:soft-page-break/>Connects decision-making (on both personal and team levels) with the potential impact it has on TTS and other GSA organizations AND</text:p>
      <text:p text:style-name="Standard">Demonstrates personal accountability and ownership for decisions, results, and consequences</text:p>
      <text:p text:style-name="Standard"><text:s/></text:p>
      <text:p text:style-name="Standard">Level 4: <text:s/>Exceeded Expectations - Exhibits all Level 3 elements AND the following:</text:p>
      <text:p text:style-name="Standard"/>
      <text:p text:style-name="Standard">Successfully creates clarity and alignment around a shared long-term vision and strategy for driving transformation through concrete deliverables or outstanding customer service AND</text:p>
      <text:p text:style-name="Standard">Adopts a working practice that's functioning well in another part of TTS OR </text:p>
      <text:p text:style-name="Standard">Notices when “glue” work is inequitably distributed and encourages team to redistribute the work (e.g. note-taking, administrative chores, relationship-building, following up on loose ends, ensuring team processes are followed) OR</text:p>
      <text:p text:style-name="Standard">Assists another business unit in improving their team processes, change management, conflict resolution or other challenging topic as a neutral facilitator</text:p>
      <text:p text:style-name="Standard">Level 5: <text:s/>Outstanding - Exhibits all Level 4 elements AND one or more of the following:</text:p>
      <text:p text:style-name="Standard"/>
      <text:p text:style-name="Standard">Serves in a mission critical after hours on-call rotation to ensure quick incident response and ensure the continued ability of programs to rely on Tech Ops OR</text:p>
      <text:p text:style-name="Standard">Addresses structural or systemic barriers to program/unit delivery, such as ineffective structures, missing voices in user or customer research. Advocates for equitable solutions across different parts of TTS.</text:p>
      <text:p text:style-name="Standard"/>
      <text:p text:style-name="P1">Tech Ops: Leading People </text:p>
      <text:p text:style-name="Standard">Measurement :</text:p>
      <text:p text:style-name="Standard">Foster a culture of knowledge sharing and continuous improvement by using your software and/or systems engineering subject matter expertise to mentor and guide colleagues as well as enhance team collaboration and professional development.</text:p>
      <text:p text:style-name="Standard"/>
      <text:p text:style-name="Standard"><text:s/></text:p>
      <text:p text:style-name="Standard"/>
      <text:p text:style-name="Standard">Level 1: <text:s/>Unacceptable - Exhibits one or more of the following:</text:p>
      <text:p text:style-name="Standard"/>
      <text:p text:style-name="Standard">Does not engage in knowledge sharing or contribute to continuous improvement. Offers no insights or does not help others develop their skills. OR</text:p>
      <text:p text:style-name="Standard">Rarely provides mentorship and guidance and when done, lacks depth or relevance. OR</text:p>
      <text:p text:style-name="Standard">Does not contribute to enhancing team collaboration or professional development. OR</text:p>
      <text:p text:style-name="Standard">No impact on the team’s growth and technical competency or growth. OR</text:p>
      <text:p text:style-name="Standard">Does not engage in collaborative efforts or team activities. </text:p>
      <text:p text:style-name="Standard"><text:s/></text:p>
      <text:p text:style-name="Standard">Level 2: Needs Improvement - Exhibits one or more of the following:</text:p>
      <text:p text:style-name="Standard"/>
      <text:p text:style-name="Standard">Occasionally shares knowledge but with limited impact. Minimal involvement in improvement initiatives. OR</text:p>
      <text:p text:style-name="Standard">Provides some mentoring but lacks consistency or practical application of engineering expertise. OR</text:p>
      <text:p text:style-name="Standard">Occasionally participates in team collaboration but does not actively contribute to professional development initiatives. OR</text:p>
      <text:p text:style-name="Standard">Limited impact on the team’s growth and technical skills development. OR</text:p>
      <text:p text:style-name="Standard">Participates in collaboration but does not actively drive or facilitate teamwork. </text:p>
      <text:p text:style-name="Standard"><text:soft-page-break/><text:s/></text:p>
      <text:p text:style-name="Standard">Level 3: Fully Acceptable - Exhibits all of the following:</text:p>
      <text:p text:style-name="Standard"/>
      <text:p text:style-name="Standard">Regularly shares knowledge and engages in improvement activities. AND</text:p>
      <text:p text:style-name="Standard">Mentors colleagues regularly and shares some knowledge without actionable guidance or personalized support. AND</text:p>
      <text:p text:style-name="Standard">Contributes to team collaboration and professional development but efforts may lack structure or consistency. AND</text:p>
      <text:p text:style-name="Standard">Contributes to team growth and technical competency but results are moderate or sporadic. AND</text:p>
      <text:p text:style-name="Standard">Regularly engages in collaboration and provides input, though may not take a leadership role in driving team efforts. </text:p>
      <text:p text:style-name="Standard"><text:s/></text:p>
      <text:p text:style-name="Standard">Level 4: <text:s/>Exceeded Expectations - Exhibits all the following:</text:p>
      <text:p text:style-name="Standard"/>
      <text:p text:style-name="Standard">Actively contributes to knowledge sharing and continuous improvement, often offering valuable insights and recommendations. AND</text:p>
      <text:p text:style-name="Standard">Frequently mentors and guides team members, offering valuable engineering insights that help improve their technical skills and decision-making. AND</text:p>
      <text:p text:style-name="Standard">Actively enhances team collaboration and fosters a positive learning environment, offering opportunities for professional development and skill-building. AND</text:p>
      <text:p text:style-name="Standard">Actively contributes to noticeable improvements in the team’s technical competency and growth through mentoring and coaching. AND</text:p>
      <text:p text:style-name="Standard">Actively engages in and contributes to collaborative efforts, facilitating teamwork and positive outcomes.</text:p>
      <text:p text:style-name="Standard"><text:s/></text:p>
      <text:p text:style-name="Standard">Level 5: <text:s/>Outstanding - Exhibits all the following:</text:p>
      <text:p text:style-name="Standard"/>
      <text:p text:style-name="Standard">Consistently fosters a strong culture of knowledge sharing and continuous improvement, frequently driving positive changes and inspiring others to adopt best practices. AND</text:p>
      <text:p text:style-name="Standard">Provides exceptional mentorship and guidance, consistently helping colleagues apply engineering best practices effectively to resolve issues and enhance their performance. AND</text:p>
      <text:p text:style-name="Standard"><text:soft-page-break/>Consistently leads efforts to enhance collaboration and professional development, significantly improving team dynamics, skills, and performance. AND</text:p>
      <text:p text:style-name="Standard">Has a transformative impact on the team’s technical expertise and growth, with team members consistently demonstrating improved skills and performance. AND</text:p>
      <text:p text:style-name="Standard">Consistently leads and fosters a collaborative environment, significantly improving team cohesion and productivity. </text:p>
      <text:p text:style-name="Standard"/>
      <text:p text:style-name="P1">Acquisition </text:p>
      <text:p text:style-name="Standard"><text:s/></text:p>
      <text:p text:style-name="Standard">Implements procurement responsibilities</text:p>
      <text:p text:style-name="Standard">1 - The quantity or quality of the employees work is not adequate for the position or organizational needs. Tasks are not completed with the required accuracy and thoroughness. Products are not completed within established timeframes or require major revision because they are incomplete or inaccurate. Lack of adherence to required procedures, instructions, and formats contribute to inadequate work products. Deficiencies create adverse consequences for the organization or create unacceptable burdens for other personnel. The employees lack of cooperation with customers, supervisor, and/or coworkers, or loss of credibility due to irresponsible communication or work activity, interferes with the successful completion of the work.</text:p>
      <text:p text:style-name="Standard"/>
      <text:p text:style-name="Standard">2 - As applicable, individually usually within established, goals, quality requirements, cost and timeframes:</text:p>
      <text:p text:style-name="Standard">*Prepares requirements contract documents.</text:p>
      <text:p text:style-name="Standard">*Requirements are documented and minimally identify outcomes.</text:p>
      <text:p text:style-name="Standard">*Proposal evaluations are documented.</text:p>
      <text:p text:style-name="Standard">*Participates in negotiations as part of the technical team. Communicates with the contracting officer.</text:p>
      <text:p text:style-name="Standard">*Demonstrates a minimal understanding of the contract’s technical requirements as well as the terms and conditions.</text:p>
      <text:p text:style-name="Standard">*Tracks and inspects contract deliverables/services according to the contract requirements. Performs acceptance and support management of technical issues. Documents actions according to policy.</text:p>
      <text:p text:style-name="Standard">*Evaluates contractor’s performance in accordance according to agency format and procedures.</text:p>
      <text:p text:style-name="Standard">*Communicates with the contracting officer, contractor, and others in a professional manner.</text:p>
      <text:p text:style-name="Standard">*Submits security badges for contractor support personnel. Maintains accountability of security badges for contractor support personnel. Collects and returns security badges when no longer eligible for use or required.</text:p>
      <text:p text:style-name="Standard">*Written and oral communications related to the performance of activities are prepared.</text:p>
      <text:p text:style-name="Standard"/>
      <text:p text:style-name="Standard">3 - As applicable, individually within established, goals, demonstrated quality requirements, cost and timeframes:</text:p>
      <text:p text:style-name="Standard">*Prepares requirements contract documents that reflect a thorough understanding of the requirements, are complete, and are prepared in accordance with established agency formats and policies.</text:p>
      <text:p text:style-name="Standard">*Requirements are documented and described from an outcomes perspective and identify distinctive definable/measurable outcomes as triggers for when, and to what extent, payment should occur.</text:p>
      <text:p text:style-name="Standard">*Proposal evaluations are substantive, well-documented, consistent with agency policies and established procedures.</text:p>
      <text:p text:style-name="Standard"><text:soft-page-break/>*Participates in negotiations as part of the technical team.</text:p>
      <text:p text:style-name="Standard">*Demonstrates understanding of the contract’s technical requirements as well as the terms and conditions.</text:p>
      <text:p text:style-name="Standard">*Tracks and inspects contract deliverables/services to ensure timeliness and conformity with contract requirements. Performs acceptance and resolves technical issues using professional judgment and analytical ability. Documents actions in accordance with agency policies.</text:p>
      <text:p text:style-name="Standard">*Evaluates contractor’s performance in accordance with established agency format and procedures. Required submissions to the contracting officer are accurate and complete.</text:p>
      <text:p text:style-name="Standard">*Regularly communicates with the contracting officer, contractor, and others in a positive, cooperative, and professional manner.</text:p>
      <text:p text:style-name="Standard">*Submissions for security badges for contractor support personnel are accurate and complete. Maintains accountability of security badges for contractor support personnel. Collects and returns security badges when no longer eligible for use or required.</text:p>
      <text:p text:style-name="Standard">*Written and oral communications related to the performance of activities are accurate and timely.</text:p>
      <text:p text:style-name="Standard"/>
      <text:p text:style-name="Standard">4 - Meets and exceeds applicable requirements for Level 3 in addition:</text:p>
      <text:p text:style-name="Standard">*Produces high quality deliverables that have clear recommendations.</text:p>
      <text:p text:style-name="Standard">*Frequently implements ideas for improving project performance and outcomes.</text:p>
      <text:p text:style-name="Standard">*Holds self and others accountable for high-quality, timely, and cost-effective results.</text:p>
      <text:p text:style-name="Standard">*Objectives are accomplished effectively and efficiently with consistently high levels of quality and quantity of work.</text:p>
      <text:p text:style-name="Standard">*Activities and related tasks are carried out in an efficient, orderly sequence that achieves thorough, timely, correct and cost-effective results.</text:p>
      <text:p text:style-name="Standard">*Accepted procedures are carried out in a highly proficient and constructive manner, and problems are dealt with skillfully and resourcefully. Cooperative efforts are typically positive and productive.</text:p>
      <text:p text:style-name="Standard">*Written and oral communications related to the performance of activities are unambiguous and convincing.</text:p>
      <text:p text:style-name="Standard"/>
      <text:p text:style-name="Standard">5 - Meets and exceeds applicable requirements for Level 3 and Level 4 in addition:</text:p>
      <text:p text:style-name="Standard">*Deliverables exceed established goals and targets applicable to acquisition.</text:p>
      <text:p text:style-name="Standard">*Expert in defining and tracking project metrics.</text:p>
      <text:p text:style-name="Standard">*Proactively manages potential sources of conflict and manages through creative alternatives.</text:p>
      <text:p text:style-name="Standard"><text:soft-page-break/>*Cooperation and responsiveness are actively promoted.</text:p>
      <text:p text:style-name="Standard">*Written and oral communications are exceptionally convincing and typically result in new cooperative relationsh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196" meta:word-count="2049" meta:character-count="14943" meta:non-whitespace-character-count="13049"/>
    <meta:generator>LibreOfficeDev/6.0.5.2$Linux_X86_64 LibreOffice_project/</meta:generator>
  </office:meta>
</office:document-meta>
</file>